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5.376cm" table:align="left"/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4.48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5.376cm" table:align="left"/>
    </style:style>
    <style:style style:name="Table1.A" style:family="table-column">
      <style:table-column-properties style:column-width="0.896cm"/>
    </style:style>
    <style:style style:name="Table1.B" style:family="table-column">
      <style:table-column-properties style:column-width="4.48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5.376cm" table:align="left"/>
    </style:style>
    <style:style style:name="Table2.A" style:family="table-column">
      <style:table-column-properties style:column-width="0.896cm"/>
    </style:style>
    <style:style style:name="Table2.B" style:family="table-column">
      <style:table-column-properties style:column-width="4.4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376cm" table:align="left"/>
    </style:style>
    <style:style style:name="Table3.A" style:family="table-column">
      <style:table-column-properties style:column-width="0.896cm"/>
    </style:style>
    <style:style style:name="Table3.B" style:family="table-column">
      <style:table-column-properties style:column-width="4.4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5.376cm" table:align="left"/>
    </style:style>
    <style:style style:name="Table4.A" style:family="table-column">
      <style:table-column-properties style:column-width="0.896cm"/>
    </style:style>
    <style:style style:name="Table4.B" style:family="table-column">
      <style:table-column-properties style:column-width="4.4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5.376cm" table:align="left"/>
    </style:style>
    <style:style style:name="Table5.A" style:family="table-column">
      <style:table-column-properties style:column-width="0.896cm"/>
    </style:style>
    <style:style style:name="Table5.B" style:family="table-column">
      <style:table-column-properties style:column-width="4.48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5.376cm" table:align="left"/>
    </style:style>
    <style:style style:name="Table6.A" style:family="table-column">
      <style:table-column-properties style:column-width="0.896cm"/>
    </style:style>
    <style:style style:name="Table6.B" style:family="table-column">
      <style:table-column-properties style:column-width="4.48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5.376cm" table:align="left"/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4.48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5.376cm" table:align="left"/>
    </style:style>
    <style:style style:name="Table8.A" style:family="table-column">
      <style:table-column-properties style:column-width="0.896cm"/>
    </style:style>
    <style:style style:name="Table8.B" style:family="table-column">
      <style:table-column-properties style:column-width="4.48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style:font-name="Arial" fo:font-size="8pt" style:font-size-asian="8pt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ext_20_body">
      <style:text-properties style:font-name="Arial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/>
          </table:table-cell>
          <table:table-cell table:style-name="Table10.B1" office:value-type="string">
            <text:p text:style-name="P2">Marcelo Ebrard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M.A. Mancera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Carlos Navarrete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Manlio F. Beltrones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M.A. Osorio Chong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Aristóteles Sandoval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Ernesto Cordero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Gustavo Madero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Rafael Moreno Valle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AMLO</text:p>
          </table:table-cell>
        </table:table-row>
        <table:table-row>
          <table:table-cell table:style-name="Table10.A2" office:value-type="string">
            <text:p text:style-name="P2"/>
          </table:table-cell>
          <table:table-cell table:style-name="Table10.B2" office:value-type="string">
            <text:p text:style-name="P2">Jorge Castañeda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Marcelo Ebrard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M.A. Mancera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Carlos Navarret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Manlio F. Beltrones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M.A. Osorio Chong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Aristóteles Sandoval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Ernesto Cordero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Gustavo Madero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Rafael Moreno Valle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AMLO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Jorge Castañeda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</table:table-cell>
          <table:table-cell table:style-name="Table2.B1" office:value-type="string">
            <text:p text:style-name="P2">Marcelo Ebrard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M.A. Mancera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Carlos Navarrete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Manlio F. Beltrones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M.A. Osorio Chong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Aristóteles Sandoval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Ernesto Cordero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Gustavo Madero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Rafael Moreno Valle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AMLO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>Jorge Castañeda</text:p>
          </table:table-cell>
        </table:table-row>
      </table:table>
      <text:p text:style-name="P2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2">Marcelo Ebrard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M.A. Mancera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Carlos Navarrete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Manlio F. Beltrones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M.A. Osorio Chong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Aristóteles Sandoval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Ernesto Cordero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Gustavo Madero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Rafael Moreno Valle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AMLO</text:p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B2" office:value-type="string">
            <text:p text:style-name="P2">Jorge Castañeda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/>
          </table:table-cell>
          <table:table-cell table:style-name="Table4.B1" office:value-type="string">
            <text:p text:style-name="P2">Marcelo Ebrard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M.A. Mancera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Carlos Navarrete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Manlio F. Beltrones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M.A. Osorio Chong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Aristóteles Sandoval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Ernesto Cordero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Gustavo Madero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Rafael Moreno Valle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AMLO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>Jorge Castañeda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/>
          </table:table-cell>
          <table:table-cell table:style-name="Table5.B1" office:value-type="string">
            <text:p text:style-name="P2">Marcelo Ebrard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M.A. Mancera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Carlos Navarrete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Manlio F. Beltrones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M.A. Osorio Chong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Aristóteles Sandoval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Ernesto Cordero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Gustavo Madero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Rafael Moreno Valle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AMLO</text:p>
          </table:table-cell>
        </table:table-row>
        <table:table-row>
          <table:table-cell table:style-name="Table5.A2" office:value-type="string">
            <text:p text:style-name="P2"/>
          </table:table-cell>
          <table:table-cell table:style-name="Table5.B2" office:value-type="string">
            <text:p text:style-name="P2">Jorge Castañeda</text:p>
          </table:table-cell>
        </table:table-row>
      </table:table>
      <text:p text:style-name="P2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/>
          </table:table-cell>
          <table:table-cell table:style-name="Table6.B1" office:value-type="string">
            <text:p text:style-name="P2">Marcelo Ebrard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M.A. Mancera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Carlos Navarrete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Manlio F. Beltrones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M.A. Osorio Chong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Aristóteles Sandoval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Ernesto Cordero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Gustavo Madero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Rafael Moreno Valle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AMLO</text:p>
          </table:table-cell>
        </table:table-row>
        <table:table-row>
          <table:table-cell table:style-name="Table6.A2" office:value-type="string">
            <text:p text:style-name="P2"/>
          </table:table-cell>
          <table:table-cell table:style-name="Table6.B2" office:value-type="string">
            <text:p text:style-name="P2">Jorge Castañeda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/>
          </table:table-cell>
          <table:table-cell table:style-name="Table7.B1" office:value-type="string">
            <text:p text:style-name="P2">Marcelo Ebrard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M.A. Mancera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Carlos Navarrete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Manlio F. Beltrones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M.A. Osorio Chong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Aristóteles Sandoval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Ernesto Cordero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Gustavo Madero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Rafael Moreno Valle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AMLO</text:p>
          </table:table-cell>
        </table:table-row>
        <table:table-row>
          <table:table-cell table:style-name="Table7.A2" office:value-type="string">
            <text:p text:style-name="P2"/>
          </table:table-cell>
          <table:table-cell table:style-name="Table7.B2" office:value-type="string">
            <text:p text:style-name="P2">Jorge Castañeda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/>
          </table:table-cell>
          <table:table-cell table:style-name="Table8.B1" office:value-type="string">
            <text:p text:style-name="P2">Marcelo Ebrard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M.A. Mancera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Carlos Navarrete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Manlio F. Beltrones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M.A. Osorio Chong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Aristóteles Sandoval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Ernesto Cordero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Gustavo Madero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Rafael Moreno Valle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AMLO</text:p>
          </table:table-cell>
        </table:table-row>
        <table:table-row>
          <table:table-cell table:style-name="Table8.A2" office:value-type="string">
            <text:p text:style-name="P2"/>
          </table:table-cell>
          <table:table-cell table:style-name="Table8.B2" office:value-type="string">
            <text:p text:style-name="P2">Jorge Castañed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499cm" fo:margin-bottom="1.499cm" fo:margin-left="2cm" fo:margin-right="2cm" style:writing-mode="lr-tb" style:footnote-max-height="0cm">
        <style:columns fo:column-count="3" fo:column-gap="0cm">
          <style:column style:rel-width="4524*" fo:start-indent="0cm" fo:end-indent="0cm"/>
          <style:column style:rel-width="4524*" fo:start-indent="0cm" fo:end-indent="0cm"/>
          <style:column style:rel-width="4524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0-24T18:07:50.28</meta:creation-date>
    <dc:date>2014-04-10T16:05:06.55</dc:date>
    <dc:creator>Eric Magar</dc:creator>
    <meta:editing-duration>PT13M15S</meta:editing-duration>
    <meta:editing-cycles>2</meta:editing-cycles>
    <meta:generator>OpenOffice/4.0.0$Win32 OpenOffice.org_project/400m3$Build-9702</meta:generator>
    <meta:document-statistic meta:table-count="9" meta:image-count="0" meta:object-count="0" meta:page-count="1" meta:paragraph-count="99" meta:word-count="216" meta:character-count="1485"/>
  </office:meta>
</office:document-meta>
</file>